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Arial1" svg:font-family="Ari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4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972cm"/>
    </style:style>
    <style:style style:name="pr1" style:family="presentation" style:parent-style-name="worship_25_20basic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 style:text-autospace="none"/>
      <style:text-properties fo:font-size="36pt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 style:text-autospace="none"/>
      <style:text-properties fo:font-size="32pt"/>
    </style:style>
    <style:style style:name="P11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2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13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4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Segoe UI3" style:font-size-asian="36pt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3" style:font-size-asian="36pt" style:font-style-asian="normal" style:font-weight-asian="bold" style:font-name-complex="Segoe UI3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Segoe UI3" style:font-size-asian="16pt" style:font-style-asian="normal" style:font-weight-asian="normal" style:font-name-complex="Segoe UI3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3" style:font-size-asian="20pt" style:font-style-asian="normal" style:font-weight-asian="normal" style:font-name-complex="Segoe UI3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orship_25_20basic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HYMN #590</text:span></text:p>
            <text:p text:style-name="P1"><text:span text:style-name="T2">“</text:span><text:span text:style-name="T2">Baptized into Your Name Most Holy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worship_25_20basic">
        <draw:frame draw:style-name="gr3" draw:text-style-name="P5" draw:layer="layout" svg:width="24.892cm" svg:height="7.011cm" svg:x="1.482cm" svg:y="0.762cm">
          <draw:text-box>
            <text:p text:style-name="P4"><text:span text:style-name="T3">1. </text:span><text:span text:style-name="T4">Baptized into Your name most holy,</text:span><text:span text:style-name="T4"><text:line-break/></text:span><text:span text:style-name="T4">O Father, Son, and Holy Ghost,</text:span><text:span text:style-name="T4"><text:line-break/></text:span><text:span text:style-name="T4">I claim a place, though weak and lowly,</text:span><text:span text:style-name="T4"><text:line-break/></text:span><text:span text:style-name="T4">Among Your saints, Your chosen ho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worship_25_20basic">
        <draw:frame draw:style-name="gr4" draw:text-style-name="P5" draw:layer="layout" svg:width="24.638cm" svg:height="4.064cm" svg:x="1.524cm" svg:y="1.016cm">
          <draw:text-box>
            <text:p text:style-name="P4"><text:span text:style-name="T4">Buried with Christ and dead to sin,</text:span><text:span text:style-name="T4"><text:line-break/></text:span><text:span text:style-name="T4">Your Spirit now shall live with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worship_25_20basic">
        <draw:frame draw:style-name="gr3" draw:text-style-name="P7" draw:layer="layout" svg:width="24.892cm" svg:height="7.011cm" svg:x="1.524cm" svg:y="0.762cm">
          <draw:text-box>
            <text:p text:style-name="P6"><text:span text:style-name="T5">2. </text:span><text:span text:style-name="T6">My loving Father, here You take me</text:span></text:p>
            <text:p text:style-name="P6"><text:span text:style-name="T6">To be henceforth Your child and heir.</text:span></text:p>
            <text:p text:style-name="P6"><text:span text:style-name="T6">My faithful Savior, here You make me</text:span></text:p>
            <text:p text:style-name="P6"><text:span text:style-name="T6">The fruit of all Your sorrows sha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worship_25_20basic">
        <draw:frame draw:style-name="gr5" draw:text-style-name="P7" draw:layer="layout" svg:width="24.892cm" svg:height="3.81cm" svg:x="1.524cm" svg:y="1.016cm">
          <draw:text-box>
            <text:p text:style-name="P6"><text:span text:style-name="T6">O Holy Spirit, comfort me</text:span></text:p>
            <text:p text:style-name="P6"><text:span text:style-name="T6">When threat’ning clouds around I s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worship_25_20basic">
        <draw:frame draw:style-name="gr3" draw:text-style-name="P9" draw:layer="layout" svg:width="24.892cm" svg:height="7.011cm" svg:x="1.524cm" svg:y="0.762cm">
          <draw:text-box>
            <text:p text:style-name="P8"><text:span text:style-name="T5">3. </text:span><text:span text:style-name="T6">My faithful God, You fail me never;</text:span><text:span text:style-name="T6"><text:line-break/></text:span><text:span text:style-name="T6">Your promise surely will endure.</text:span><text:span text:style-name="T6"><text:line-break/></text:span><text:span text:style-name="T6">O cast me not away forever</text:span><text:span text:style-name="T6"><text:line-break/></text:span><text:span text:style-name="T6">If words and deeds become imp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worship_25_20basic">
        <draw:frame draw:style-name="gr6" draw:text-style-name="P11" draw:layer="layout" svg:width="24.892cm" svg:height="3.71cm" svg:x="1.524cm" svg:y="1.016cm">
          <draw:text-box>
            <text:p text:style-name="P10"><text:span text:style-name="T6">Have mercy when I come defiled;</text:span><text:span text:style-name="T6"><text:line-break/></text:span><text:span text:style-name="T6">Forgive, lift up, restore Your chi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worship_25_20basic">
        <draw:frame draw:style-name="gr3" draw:text-style-name="P7" draw:layer="layout" svg:width="24.638cm" svg:height="7.011cm" svg:x="1.524cm" svg:y="0.762cm">
          <draw:text-box>
            <text:p text:style-name="P6"><text:span text:style-name="T5">4. </text:span><text:span text:style-name="T6">All that I am and love most dearly—</text:span></text:p>
            <text:p text:style-name="P6"><text:span text:style-name="T6">Receive it all, O Lord, from me.</text:span></text:p>
            <text:p text:style-name="P6"><text:span text:style-name="T6">Let me confess my faith sincerely;</text:span></text:p>
            <text:p text:style-name="P6"><text:span text:style-name="T6">Help me Your faithful <text:s/>child to b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worship_25_20basic">
        <draw:frame draw:style-name="gr7" draw:text-style-name="P14" draw:layer="layout" svg:width="24.892cm" svg:height="9.261cm" svg:x="1.568cm" svg:y="0.944cm">
          <draw:text-box>
            <text:p text:style-name="P12"><text:span text:style-name="T6">Let nothing that I am or own</text:span></text:p>
            <text:p text:style-name="P12"><text:span text:style-name="T6">Serve any will but Yours alone.</text:span></text:p>
            <text:p text:style-name="P13"><text:span text:style-name="T6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8"><text:s text:c="13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Arial1" svg:font-family="Ari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worship_25_20basic-background" style:display-name="worship%20basic-background" style:family="presentation">
      <style:graphic-properties draw:stroke="none" draw:fill="bitmap" draw:fill-image-name="Bitmap_20_1" style:repeat="stretch"/>
      <style:text-properties style:letter-kerning="true"/>
    </style:style>
    <style:style style:name="worship_25_20basic-backgroundobjects" style:display-name="worship%20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orship_25_20basic-notes" style:display-name="worship%20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orship_25_20basic-outline1" style:display-name="worship%20basic-outline1" style:family="presentation">
      <style:graphic-properties draw:stroke="none" draw:fill="none" draw:auto-grow-height="false" draw:fit-to-size="shrink-to-fit" style:shrink-to-fit="true">
        <text:list-style style:name="worship_25_20basic-outline1" style:display-name="worship%20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outline2" style:display-name="worship%20basic-outline2" style:family="presentation" style:parent-style-name="worship_25_20basic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orship_25_20basic-outline3" style:display-name="worship%20basic-outline3" style:family="presentation" style:parent-style-name="worship_25_20basic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orship_25_20basic-outline4" style:display-name="worship%20basic-outline4" style:family="presentation" style:parent-style-name="worship_25_20basic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orship_25_20basic-outline5" style:display-name="worship%20basic-outline5" style:family="presentation" style:parent-style-name="worship_25_20basic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6" style:display-name="worship%20basic-outline6" style:family="presentation" style:parent-style-name="worship_25_20basic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7" style:display-name="worship%20basic-outline7" style:family="presentation" style:parent-style-name="worship_25_20basic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8" style:display-name="worship%20basic-outline8" style:family="presentation" style:parent-style-name="worship_25_20basic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9" style:display-name="worship%20basic-outline9" style:family="presentation" style:parent-style-name="worship_25_20basic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subtitle" style:display-name="worship%20basic-subtitle" style:family="presentation">
      <style:graphic-properties draw:stroke="none" draw:fill="none" draw:textarea-vertical-align="middle">
        <text:list-style style:name="worship_25_20basic-subtitle" style:display-name="worship%20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title" style:display-name="worship%20basic-title" style:family="presentation">
      <style:graphic-properties draw:stroke="none" draw:fill="none" draw:textarea-vertical-align="middle">
        <text:list-style style:name="worship_25_20basic-title" style:display-name="worship%20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worship_25_20bas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worship_25_20basic-backgroundobjects">
      <style:graphic-properties draw:stroke="none" draw:fill="none" draw:fill-color="#ffffff" draw:auto-grow-height="false" fo:min-height="1.397cm"/>
    </style:style>
    <style:style style:name="Mpr3" style:family="presentation" style:parent-style-name="worship_25_20bas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worship_25_20basic" style:display-name="worship%20basic" style:page-layout-name="PM1" draw:style-name="Mdp1">
      <draw:frame presentation:style-name="worship_25_20basic-title" draw:layer="backgroundobjects" svg:width="25.199cm" svg:height="2.63cm" svg:x="1.4cm" svg:y="0.627cm" presentation:class="title" presentation:placeholder="true">
        <draw:text-box/>
      </draw:frame>
      <draw:frame presentation:style-name="worship_25_20basic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worship_25_20basic-title" draw:layer="backgroundobjects" svg:width="13.968cm" svg:height="10.476cm" svg:x="3.81cm" svg:y="2.123cm" presentation:class="page"/>
        <draw:frame presentation:style-name="worship_25_20basic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10:42:12.753000000</meta:creation-date>
    <dc:title>worship basic</dc:title>
    <meta:editing-duration>PT29M4S</meta:editing-duration>
    <meta:editing-cycles>16</meta:editing-cycles>
    <meta:generator>LibreOffice/6.1.5.2$Windows_X86_64 LibreOffice_project/90f8dcf33c87b3705e78202e3df5142b201bd805</meta:generator>
    <dc:date>2019-04-24T15:32:22.874000000</dc:date>
    <meta:document-statistic meta:object-count="48"/>
    <meta:template xlink:type="simple" xlink:actuate="onRequest" xlink:title="worship basic" xlink:href="../../AppData/Roaming/LibreOffice/4/user/template/WORSHIP/worship%20basic.otp" meta:date="2016-01-08T10:42:12.107000000"/>
  </office:meta>
</office:document-meta>
</file>